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11.023cm"/>
    </style:style>
    <style:style style:name="co4" style:family="table-column">
      <style:table-column-properties fo:break-before="auto" style:column-width="1.344cm"/>
    </style:style>
    <style:style style:name="co5" style:family="table-column">
      <style:table-column-properties fo:break-before="auto" style:column-width="0.951cm"/>
    </style:style>
    <style:style style:name="co6" style:family="table-column">
      <style:table-column-properties fo:break-before="auto" style:column-width="1.217cm"/>
    </style:style>
    <style:style style:name="co7" style:family="table-column">
      <style:table-column-properties fo:break-before="auto" style:column-width="3.849cm"/>
    </style:style>
    <style:style style:name="co8" style:family="table-column">
      <style:table-column-properties fo:break-before="auto" style:column-width="1.727cm"/>
    </style:style>
    <style:style style:name="co9" style:family="table-column">
      <style:table-column-properties fo:break-before="auto" style:column-width="3.064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table:style-name="ce1" office:value-type="string" calcext:value-type="string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1" calcext:value-type="float">
            <text:p>330911</text:p>
          </table:table-cell>
          <table:table-cell office:value-type="string" calcext:value-type="string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272" calcext:value-type="float">
            <text:p>36327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76" calcext:value-type="float">
            <text:p>240276</text:p>
          </table:table-cell>
          <table:table-cell office:value-type="string" calcext:value-type="string">
            <text:p>9.6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154" calcext:value-type="float">
            <text:p>315154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string" calcext:value-type="string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float" office:value="9225" calcext:value-type="float">
            <text:p>9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72" calcext:value-type="float">
            <text:p>330972</text:p>
          </table:table-cell>
          <table:table-cell office:value-type="string" calcext:value-type="string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0" calcext:value-type="float">
            <text:p>349220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s. John Pillsbury (Nelle Stevenson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string" calcext:value-type="string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s. Herbert Fuller (Carrie Constance Toogood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175" calcext:value-type="float">
            <text:p>61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734" calcext:value-type="float">
            <text:p>233734</text:p>
          </table:table-cell>
          <table:table-cell office:value-type="string" calcext:value-type="string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 Khalil, Mrs. Mariana (Miriam"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string" calcext:value-type="string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string" calcext:value-type="string">
            <text:p>3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genheim, Mrs. Alfred (Antoinette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8</text:p>
          </table:table-cell>
          <table:table-cell office:value-type="string" calcext:value-type="string">
            <text:p>31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string" calcext:value-type="string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s. Arthur Larned (Emily Maria Borie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375" calcext:value-type="float">
            <text:p>262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iss. Helene Ragnhil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string" calcext:value-type="string">
            <text:p>61.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y, Mr. John Bertr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string" calcext:value-type="string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575" calcext:value-type="float">
            <text:p>20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s. Andrew G (Elizabeth Lily" Watso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, Mr. Philipp Edmu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velas, Mr. Vassilios (Catavelas Vassilios")"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2712" calcext:value-type="float">
            <text:p>34271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7" calcext:value-type="float">
            <text:p>315087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8" calcext:value-type="float">
            <text:p>345768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string" calcext:value-type="string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lin, Mr. Thomas Par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78" calcext:value-type="float">
            <text:p>113778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string" calcext:value-type="string">
            <text:p>7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49" calcext:value-type="float">
            <text:p>2372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ball, Mrs. Edwin Nelson Jr (Gertrude Parson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string" calcext:value-type="string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e, Mr. Paul Romain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4" calcext:value-type="float">
            <text:p>370374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nell, Mrs. William Robert (Emma Eliza War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string" calcext:value-type="string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rs. William (Winnie Minnie" Treanor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Lucien Philip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string" calcext:value-type="string">
            <text:p>15.0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iss. Ellen Nellie"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iss. Ethel Flor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string" calcext:value-type="string">
            <text:p>15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125" calcext:value-type="float">
            <text:p>29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0" calcext:value-type="float">
            <text:p>349230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r. Olaus Jorge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2" calcext:value-type="float">
            <text:p>348122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udanson, Miss. Victori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375" calcext:value-type="float">
            <text:p>262375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2" calcext:value-type="float">
            <text:p>34923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16" calcext:value-type="float">
            <text:p>237216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90" calcext:value-type="float">
            <text:p>34709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914" calcext:value-type="float">
            <text:p>334914</text:p>
          </table:table-cell>
          <table:table-cell office:value-type="float" office:value="7725" calcext:value-type="float">
            <text:p>7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aster. John Bori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375" calcext:value-type="float">
            <text:p>262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63" calcext:value-type="float">
            <text:p>330963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string" calcext:value-type="string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cker, Mr. Gilbert Milligan J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28.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s. Mark (Mary McDougal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3" calcext:value-type="float">
            <text:p>38265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1" calcext:value-type="float">
            <text:p>34921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7" calcext:value-type="float">
            <text:p>3101297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es y Rodriguez, Mr. Servan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iger, Miss. Amal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string" calcext:value-type="string">
            <text:p>211.5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ing, Mr. Edw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string" calcext:value-type="string">
            <text:p>211.5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6" calcext:value-type="float">
            <text:p>35930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ell, Mrs. Robert Clifford (Malvina Helen Lamson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4" calcext:value-type="float">
            <text:p>2487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02" calcext:value-type="float">
            <text:p>36870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. Isido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string" calcext:value-type="string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8" calcext:value-type="float">
            <text:p>349238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261" calcext:value-type="float">
            <text:p>240261</text:p>
          </table:table-cell>
          <table:table-cell office:value-type="string" calcext:value-type="string">
            <text:p>10.70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844" calcext:value-type="float">
            <text:p>330844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6" calcext:value-type="float">
            <text:p>364856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string" calcext:value-type="string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498" calcext:value-type="float">
            <text:p>345498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s. Thornton (Orian Hays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6563" calcext:value-type="float">
            <text:p>376563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3" calcext:value-type="float">
            <text:p>350033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s. Tyrell William (Julia Florence Siegel)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string" calcext:value-type="string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1" calcext:value-type="float">
            <text:p>347471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s. Charles Emil Henry (Annie May Morris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string" calcext:value-type="string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5" calcext:value-type="float">
            <text:p>365235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0" calcext:value-type="float">
            <text:p>347070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s. Alexander (Thamine Thelma")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525" calcext:value-type="float">
            <text:p>22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0" calcext:value-type="float">
            <text:p>330920</text:p>
          </table:table-cell>
          <table:table-cell office:value-type="string" calcext:value-type="string">
            <text:p>7.8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62" calcext:value-type="float">
            <text:p>38316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r, Mr. Aaron (Abi Weller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8.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ne, Mr. Geor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4" calcext:value-type="float">
            <text:p>2487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34" calcext:value-type="float">
            <text:p>237734</text:p>
          </table:table-cell>
          <table:table-cell office:value-type="string" calcext:value-type="string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68" calcext:value-type="float">
            <text:p>330968</text:p>
          </table:table-cell>
          <table:table-cell office:value-type="string" calcext:value-type="string">
            <text:p>7.7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s, Miss. Edith Cors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string" calcext:value-type="string">
            <text:p>31.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944" calcext:value-type="float">
            <text:p>329944</text:p>
          </table:table-cell>
          <table:table-cell office:value-type="string" calcext:value-type="string">
            <text:p>7.28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s. Isidor (Rosalie Ida Blun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string" calcext:value-type="string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Beatrice Irene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tie, Mr. Thom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string" calcext:value-type="string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string" calcext:value-type="string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7" calcext:value-type="float">
            <text:p>367227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bert, Mrs. Paul (Emma Mock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95" calcext:value-type="float">
            <text:p>392095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83" calcext:value-type="float">
            <text:p>36878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5" calcext:value-type="float">
            <text:p>350045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string" calcext:value-type="string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5" calcext:value-type="float">
            <text:p>2115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441" calcext:value-type="float">
            <text:p>342441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cie, Col. Archibald IV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0" calcext:value-type="float">
            <text:p>11378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6" calcext:value-type="float">
            <text:p>349226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9" calcext:value-type="float">
            <text:p>350409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59" calcext:value-type="float">
            <text:p>2486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. Arthur Larne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375" calcext:value-type="float">
            <text:p>262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eberg-Lind, Mr. Erik Gustaf (Mr Edward Lingrey")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5" calcext:value-type="float">
            <text:p>17475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iard, Mr. Herbert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string" calcext:value-type="string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shaw, Mrs. Boulton (Olive Potter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5" calcext:value-type="float">
            <text:p>34925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y, Mr. Thom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1" calcext:value-type="float">
            <text:p>3701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0405" calcext:value-type="float">
            <text:p>350405</text:p>
          </table:table-cell>
          <table:table-cell office:value-type="string" calcext:value-type="string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, Miss. E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string" calcext:value-type="string">
            <text:p>221.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49" calcext:value-type="float">
            <text:p>1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9" calcext:value-type="float">
            <text:p>347469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ebank, Mr. John Jam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float" office:value="13775" calcext:value-type="float">
            <text:p>13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432" calcext:value-type="float">
            <text:p>335432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4" calcext:value-type="float">
            <text:p>220844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271" calcext:value-type="float">
            <text:p>34327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93" calcext:value-type="float">
            <text:p>23739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57" calcext:value-type="float">
            <text:p>1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025" calcext:value-type="float">
            <text:p>22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is, Mr. Emi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1</text:p>
          </table:table-cell>
          <table:table-cell office:value-type="string" calcext:value-type="string">
            <text:p>50.495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Edward Wat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375" calcext:value-type="float">
            <text:p>34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ebeer, Mrs. Henry Arthur Jr (Eleanor Genevieve Fosdick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70" calcext:value-type="float">
            <text:p>17770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stro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8" calcext:value-type="float">
            <text:p>7548</text:p>
          </table:table-cell>
          <table:table-cell office:value-type="string" calcext:value-type="string">
            <text:p>8.9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string" calcext:value-type="string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. Charles Emil Hen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string" calcext:value-type="string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rs. Allen Oliver (Nellie E Baumgardne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s. Alexander Taylor (Mary Eliza Ingersoll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478" calcext:value-type="float">
            <text:p>2334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. Alexander Taylor J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s. Daniel Warner (Mary Graham Carmichael Farquarso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Frederick Charles (Mary Helene Baxter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string" calcext:value-type="string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59" calcext:value-type="float">
            <text:p>23905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1" calcext:value-type="float">
            <text:p>282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163" calcext:value-type="float">
            <text:p>11116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09" calcext:value-type="float">
            <text:p>235509</text:p>
          </table:table-cell>
          <table:table-cell office:value-type="string" calcext:value-type="string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5" calcext:value-type="float">
            <text:p>347465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aster. Robert Dougla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6" calcext:value-type="float">
            <text:p>347066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5" calcext:value-type="float">
            <text:p>65305</text:p>
          </table:table-cell>
          <table:table-cell office:value-type="string" calcext:value-type="string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080" calcext:value-type="float">
            <text:p>347080</text:p>
          </table:table-cell>
          <table:table-cell office:value-type="string" calcext:value-type="string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or, Col. John Jaco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525" calcext:value-type="float">
            <text:p>227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string" calcext:value-type="string">
            <text:p>2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34" calcext:value-type="float">
            <text:p>28034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baum, Miss. Edith Louis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0" calcext:value-type="float">
            <text:p>349250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525" calcext:value-type="float">
            <text:p>22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da Augusta Margaret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91" calcext:value-type="float">
            <text:p>347091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, Mr. Christoph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38" calcext:value-type="float">
            <text:p>113038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24" calcext:value-type="float">
            <text:p>330924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string" calcext:value-type="string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s. George Dunton (Eleanor Elkin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string" calcext:value-type="string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02" calcext:value-type="float">
            <text:p>3230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string" calcext:value-type="string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684" calcext:value-type="float">
            <text:p>342684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k, Mrs. (Selena Rogers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3" calcext:value-type="float">
            <text:p>350053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string" calcext:value-type="string">
            <text:p>27.4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rs. George (Omine Amenia" Alexander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4" calcext:value-type="float">
            <text:p>350054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68" calcext:value-type="float">
            <text:p>370368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string" calcext:value-type="string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963" calcext:value-type="float">
            <text:p>2429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5" calcext:value-type="float">
            <text:p>113795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6" calcext:value-type="float">
            <text:p>3101266</text:p>
          </table:table-cell>
          <table:table-cell office:value-type="string" calcext:value-type="string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1" calcext:value-type="float">
            <text:p>330971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mings, Mr. John Brad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string" calcext:value-type="string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6" calcext:value-type="float">
            <text:p>350416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ren, Mr. Frank Man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0" calcext:value-type="float">
            <text:p>2506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Walter Donald (Mahala Dutt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425" calcext:value-type="float">
            <text:p>106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77" calcext:value-type="float">
            <text:p>112377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r. Frederic Oakle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aster. William Arthur Willie"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yon, Mr. Frederick 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string" calcext:value-type="string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s. Betros (Zahie Maria" Elia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. Walter Mill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string" calcext:value-type="string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6" calcext:value-type="float">
            <text:p>7266</text:p>
          </table:table-cell>
          <table:table-cell office:value-type="float" office:value="9325" calcext:value-type="float">
            <text:p>93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5" calcext:value-type="float">
            <text:p>345775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611" calcext:value-type="float">
            <text:p>363611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501" calcext:value-type="float">
            <text:p>345501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string" calcext:value-type="string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0" calcext:value-type="float">
            <text:p>350410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rs. Arthur Henry (Addie" Dart Trevaskis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0405" calcext:value-type="float">
            <text:p>350405</text:p>
          </table:table-cell>
          <table:table-cell office:value-type="string" calcext:value-type="string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string" calcext:value-type="string">
            <text:p>12.7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5" calcext:value-type="float">
            <text:p>34923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5" calcext:value-type="float">
            <text:p>315095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ffry, Mr. Thomas Franci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string" calcext:value-type="string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573" calcext:value-type="float">
            <text:p>36857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s. Walter Miller (Virginia McDowell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string" calcext:value-type="string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6" calcext:value-type="float">
            <text:p>2676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5" calcext:value-type="float">
            <text:p>315085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775" calcext:value-type="float">
            <text:p>13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9" calcext:value-type="float">
            <text:p>36485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string" calcext:value-type="string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. John Pillsbu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string" calcext:value-type="string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dirosian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string" calcext:value-type="string">
            <text:p>39.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iss. Margaret Marcella Maggie"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0" calcext:value-type="float">
            <text:p>382650</text:p>
          </table:table-cell>
          <table:table-cell office:value-type="string" calcext:value-type="string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Dr. Washingt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string" calcext:value-type="string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1" calcext:value-type="float">
            <text:p>345771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2" calcext:value-type="float">
            <text:p>34920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1" calcext:value-type="float">
            <text:p>113801</text:p>
          </table:table-cell>
          <table:table-cell office:value-type="string" calcext:value-type="string">
            <text:p>45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7" calcext:value-type="float">
            <text:p>347467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9" calcext:value-type="float">
            <text:p>347079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achard, Mr. No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7735" calcext:value-type="float">
            <text:p>237735</text:p>
          </table:table-cell>
          <table:table-cell office:value-type="string" calcext:value-type="string">
            <text:p>15.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2" calcext:value-type="float">
            <text:p>315092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arthy, Miss. Catherine Kat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3" calcext:value-type="float">
            <text:p>38312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Mrs. Edward Gifford (Catherine Elizabeth Halstead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. Hudson Joshua Creigh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string" calcext:value-type="string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s, Mr. Charles Melville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string" calcext:value-type="string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1" calcext:value-type="float">
            <text:p>315091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float" office:value="7575" calcext:value-type="float">
            <text:p>7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364" calcext:value-type="float">
            <text:p>368364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s. John Stuart (Ella Holmes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string" calcext:value-type="string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ncer, Mr. William Augustu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string" calcext:value-type="string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4" calcext:value-type="float">
            <text:p>28004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8" calcext:value-type="float">
            <text:p>350408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string" calcext:value-type="string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5" calcext:value-type="float">
            <text:p>347075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korian, Mr. Ne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sson, Mr. Isra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8" calcext:value-type="float">
            <text:p>2443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0" calcext:value-type="float">
            <text:p>113790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string" calcext:value-type="string">
            <text:p>211.3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Ruth Elizabet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shine, Mr. George (Mr George Thorne")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string" calcext:value-type="string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4" calcext:value-type="float">
            <text:p>2368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les, Mr. William Crother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s. Said (Waika Mary" Mowad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9" calcext:value-type="float">
            <text:p>349229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uire, Mr. John Edw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9" calcext:value-type="float">
            <text:p>1104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0" calcext:value-type="float">
            <text:p>24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string" calcext:value-type="string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3" calcext:value-type="float">
            <text:p>350403</text:p>
          </table:table-cell>
          <table:table-cell office:value-type="string" calcext:value-type="string">
            <text:p>7.5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eza, Mrs. James Warburton Martinez (Charlotte Wardle Drake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string" calcext:value-type="string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5" calcext:value-type="float">
            <text:p>348125</text:p>
          </table:table-cell>
          <table:table-cell office:value-type="string" calcext:value-type="string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0" calcext:value-type="float">
            <text:p>2376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6" calcext:value-type="float">
            <text:p>248726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field, Mrs. Leo David (Blanche Strouse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string" calcext:value-type="string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iss. Elizabeth Gladys Millvina"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575" calcext:value-type="float">
            <text:p>20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n, Mr. Henry Forb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4" calcext:value-type="float">
            <text:p>1130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rs. John Murray (Caroline Lane Lamson)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string" calcext:value-type="string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402" calcext:value-type="float">
            <text:p>36840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string" calcext:value-type="string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string" calcext:value-type="string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3" calcext:value-type="float">
            <text:p>315083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er, Mrs. George Achilles (Dorothy Annan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string" calcext:value-type="string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ihivouri, Miss. Susanna Juhantytar Sanni"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string" calcext:value-type="string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string" calcext:value-type="string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3" calcext:value-type="float">
            <text:p>28133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on, Miss. Helen Ali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may, Mr. Joseph Bruc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6" calcext:value-type="float">
            <text:p>2487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Mrs. Washington (Ruth Vidaver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string" calcext:value-type="string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375" calcext:value-type="float">
            <text:p>262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2" calcext:value-type="float">
            <text:p>315152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tterill, Mr. Henry Harry"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7" calcext:value-type="float">
            <text:p>29107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kins, Mr. William Edw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6713" calcext:value-type="float">
            <text:p>36671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0" calcext:value-type="float">
            <text:p>330910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eler, Mr. Edwin Frederick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float" office:value="12875" calcext:value-type="float">
            <text:p>1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1" calcext:value-type="float">
            <text:p>349911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46" calcext:value-type="float">
            <text:p>244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8" calcext:value-type="float">
            <text:p>364858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ne, Mr. Vivian Ponsonb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s, Mrs. Ernest H (Elizabeth Lindsey Jame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string" calcext:value-type="string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025" calcext:value-type="float">
            <text:p>22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s. Lucien Philip (Mary Eloise Hughes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109" calcext:value-type="float">
            <text:p>371109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licher-Stehli, Mrs. Maxmillian (Margaretha Emerentia Stehli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5" calcext:value-type="float">
            <text:p>347065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32" calcext:value-type="float">
            <text:p>21332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nell, Miss. Caroli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string" calcext:value-type="string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string" calcext:value-type="string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string" calcext:value-type="string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enthal, Mr. Isaac Geral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65" calcext:value-type="float">
            <text:p>17765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rney, Mr. Alfred (Baron von Drachstedt")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string" calcext:value-type="string">
            <text:p>13.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6" calcext:value-type="float">
            <text:p>28666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George Dunt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string" calcext:value-type="string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rdan, Miss. Johanna Hannah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5" calcext:value-type="float">
            <text:p>334915</text:p>
          </table:table-cell>
          <table:table-cell office:value-type="string" calcext:value-type="string">
            <text:p>7.7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775" calcext:value-type="float">
            <text:p>13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302" calcext:value-type="float">
            <text:p>1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7" calcext:value-type="float">
            <text:p>365237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Mrs. William Edward (Lillian E Thorpe)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 table:visibility="filter">
          <table:table-cell office:value-type="float" office:value="1304" calcext:value-type="float">
            <text:p>1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6" calcext:value-type="float">
            <text:p>347086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 y Ocana, Dona. Fermi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9" calcext:value-type="float">
            <text:p>35930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22.3583</text:p>
          </table:table-cell>
          <table:table-cell/>
          <table:table-cell office:value-type="string" calcext:value-type="string">
            <text:p>C</text:p>
          </table:table-cell>
        </table:table-row>
      </table:table>
      <table:named-expressions/>
      <table:database-ranges>
        <table:database-range table:name="__Anonymous_Sheet_DB__0" table:target-range-address="test.A1:test.K419" table:display-filter-buttons="true">
          <table:filter>
            <table:filter-and>
              <table:filter-condition table:value="male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4T22:24:29.024000000</dc:date>
    <meta:editing-duration>PT7M35S</meta:editing-duration>
    <meta:editing-cycles>1</meta:editing-cycles>
    <meta:document-statistic meta:table-count="1" meta:cell-count="4195" meta:object-count="0"/>
    <meta:generator>LibreOffice/7.3.2.2$Windows_X86_64 LibreOffice_project/49f2b1bff42cfccbd8f788c8dc32c1c309559be0</meta:generator>
  </office:meta>
</office:document-meta>
</file>